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Ordered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Set.decorate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stOrderedSet.addAll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OrderedSet.retainAll( Collection co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stOrderedSet.ListOrderedSet( Set set ,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rderedSe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Set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OrderedSe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Ordered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Set.ListOrderedSet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OrderedSet.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Set.decorate( Set set , List 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rdered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edSe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Ordered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OrderedSet.add( int index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edSetIterator.OrderedSetIterator( Iterator iterator , Collection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OrderedSet.add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OrderedSet.a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Set.decorate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OrderedSet.addAll( int index ,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OrderedSet.toArray( Object a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Se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Set.removeAll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OrderedSet.ListOrder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